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" svg:font-family="'Source Ha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2.267cm" fo:min-width="2.017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0.597cm" fo:min-width="0.77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1.694cm" fo:min-width="1.046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1.348cm" fo:min-width="1.098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1.546cm" fo:min-width="1.296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7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61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51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37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827cm"/>
    </style:style>
    <style:style style:name="gr1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  <style:text-properties fo:font-size="18pt" style:font-size-asian="18pt" style:font-size-complex="18pt"/>
    </style:style>
    <style:style style:name="P3" style:family="paragraph">
      <loext:graphic-properties draw:fill="solid" draw:fill-color="#cccccc"/>
      <style:paragraph-properties fo:text-align="center"/>
      <style:text-properties style:font-name="Liberation Sans1" fo:font-size="18pt" style:font-size-asian="18pt" style:font-size-complex="18pt"/>
    </style:style>
    <style:style style:name="P4" style:family="paragraph">
      <loext:graphic-properties draw:fill="solid" draw:fill-color="#cccccc"/>
      <style:paragraph-properties fo:text-align="center"/>
    </style:style>
    <style:style style:name="P5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6" style:family="paragraph">
      <loext:graphic-properties draw:fill="none" draw:fill-color="#ffffff"/>
      <style:paragraph-properties fo:text-align="center"/>
      <style:text-properties style:font-name="Arial"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Liberation Sans1" fo:font-size="18pt" style:font-size-asian="18pt" style:font-size-complex="18pt"/>
    </style:style>
    <style:style style:name="T3" style:family="text">
      <style:text-properties style:font-name="Ari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17cm" svg:height="2.517cm" svg:x="6.085cm" svg:y="3.56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.27cm" svg:y="3.54cm">
          <text:p text:style-name="P1"><text:span text:style-name="T1">A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2.54cm" svg:height="2.54cm" svg:x="9.89cm" svg:y="3.54cm">
          <text:p text:style-name="P1"><text:span text:style-name="T2">C</text:span>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4" draw:text-style-name="P3" draw:layer="layout" svg:width="2.54cm" svg:height="2.54cm" svg:x="13.7cm" svg:y="3.54cm">
          <text:p text:style-name="P1"><text:span text:style-name="T2">D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4" draw:layer="layout" svg:width="2.54cm" svg:height="2.54cm" svg:x="17.51cm" svg:y="3.54cm">
          <text:p text:style-name="P1">E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6" draw:text-style-name="P5" draw:layer="layout" svg:width="2.204cm" svg:height="1.199cm" svg:x="13.834cm" svg:y="6.008cm">
          <draw:text-box>
            <text:p><text:span text:style-name="T3">Hexagon</text:span></text:p>
            <text:p text:style-name="P1"><text:span text:style-name="T3">720</text:span></text:p>
          </draw:text-box>
        </draw:frame>
        <draw:frame draw:style-name="gr7" draw:text-style-name="P5" draw:layer="layout" svg:width="2.111cm" svg:height="1.199cm" svg:x="17.734cm" svg:y="6.009cm">
          <draw:text-box>
            <text:p><text:span text:style-name="T3">Octagon</text:span></text:p>
            <text:p text:style-name="P1"><text:span text:style-name="T3">1080</text:span></text:p>
          </draw:text-box>
        </draw:frame>
        <draw:frame draw:style-name="gr8" draw:text-style-name="P6" draw:layer="layout" svg:width="2.018cm" svg:height="1.199cm" svg:x="2.525cm" svg:y="6.017cm">
          <draw:text-box>
            <text:p text:style-name="P1"><text:span text:style-name="T3">Triangle</text:span></text:p>
            <text:p text:style-name="P1"><text:span text:style-name="T3">180</text:span></text:p>
          </draw:text-box>
        </draw:frame>
        <draw:frame draw:style-name="gr9" draw:text-style-name="P5" draw:layer="layout" svg:width="1.874cm" svg:height="1.199cm" svg:x="6.435cm" svg:y="6.007cm">
          <draw:text-box>
            <text:p><text:span text:style-name="T3">Square</text:span></text:p>
            <text:p text:style-name="P1"><text:span text:style-name="T3">360</text:span></text:p>
          </draw:text-box>
        </draw:frame>
        <draw:frame draw:style-name="gr10" draw:text-style-name="P5" draw:layer="layout" svg:width="2.327cm" svg:height="1.199cm" svg:x="10.035cm" svg:y="6.008cm">
          <draw:text-box>
            <text:p><text:span text:style-name="T3">Pentagon</text:span></text:p>
            <text:p text:style-name="P1"><text:span text:style-name="T3">540</text:span></text:p>
          </draw:text-box>
        </draw:frame>
        <draw:line draw:style-name="gr11" draw:text-style-name="P7" draw:layer="layout" svg:x1="5.318cm" svg:y1="3.54cm" svg:x2="5.318cm" svg:y2="6.96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" svg:font-family="'Source Han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" style:font-family-asian="'Source Han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10:31:00.762112880</meta:creation-date>
    <dc:date>2018-11-28T01:05:44.903088553</dc:date>
    <meta:editing-duration>PT6M44S</meta:editing-duration>
    <meta:editing-cycles>5</meta:editing-cycles>
    <meta:generator>LibreOffice/6.1.3.2$Linux_X86_64 LibreOffice_project/10$Build-2</meta:generator>
    <meta:document-statistic meta:object-count="11"/>
  </office:meta>
</office:document-meta>
</file>